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EA000004139ECF4BA4CEEAC834.png" manifest:media-type="image/png"/>
  <manifest:file-entry manifest:full-path="Pictures/10000201000006E00000042A2ECB73DF7CD63550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Introdução aos sinais de ECG</text:p>
          </draw:text-box>
        </draw:frame>
        <draw:frame presentation:style-name="pr2" draw:text-style-name="P1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2" draw:text-style-name="P3" draw:layer="layout" svg:width="20.608cm" svg:height="12.481cm" svg:x="4.2cm" svg:y="1.919cm">
          <draw:image xlink:href="Pictures/10000201000006E00000042A2ECB73DF7CD635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2" draw:text-style-name="P3" draw:layer="layout" svg:width="25.199cm" svg:height="9.405cm" svg:x="1.4cm" svg:y="4.195cm" presentation:class="graphic" presentation:user-transformed="true">
          <draw:image xlink:href="Pictures/1000020100000AEA000004139ECF4BA4CEEAC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17:15:21.007693326</meta:creation-date>
    <meta:editing-duration>PT4M53S</meta:editing-duration>
    <meta:editing-cycles>2</meta:editing-cycles>
    <meta:generator>LibreOffice/6.0.7.3$Linux_X86_64 LibreOffice_project/00m0$Build-3</meta:generator>
    <dc:title>Classy Red</dc:title>
    <dc:date>2020-01-16T17:20:14.137158034</dc:date>
    <meta:document-statistic meta:object-count="49"/>
  </office:meta>
</office:document-meta>
</file>